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70000040804091D71.png" manifest:media-type="image/png"/>
  <manifest:file-entry manifest:full-path="Pictures/100000000000041700000408051B1DEB.png" manifest:media-type="image/png"/>
  <manifest:file-entry manifest:full-path="Pictures/100000010000027C000003721CAD39FA.png" manifest:media-type="image/png"/>
  <manifest:file-entry manifest:full-path="Pictures/100000010000027C000003717C18CE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15in" svg:y="-0.6146in" svg:width="6.6256in" svg:height="9.1783in" draw:z-index="0"><draw:image xlink:href="Pictures/100000010000027C000003717C18CE48.png" xlink:type="simple" xlink:show="embed" xlink:actuate="onLoad" draw:mime-type="image/png"/></draw:frame><text:line-break/></text:p>
      <text:p text:style-name="Standard"/>
      <text:p text:style-name="Standard"/>
      <text:p text:style-name="Standard"><draw:frame draw:style-name="fr2" draw:name="Image2" text:anchor-type="char" svg:x="0.2646in" svg:y="0.3571in" svg:width="6.6256in" svg:height="9.189in" draw:z-index="1"><draw:image xlink:href="Pictures/100000010000027C000003721CAD39FA.png" xlink:type="simple" xlink:show="embed" xlink:actuate="onLoad" draw:mime-type="image/png"/></draw:frame><text:soft-page-break/></text:p>
      <text:p text:style-name="P1"><draw:frame draw:style-name="fr2" draw:name="Image3" text:anchor-type="char" svg:x="0.1457in" svg:y="-0.1236in" svg:width="6.9252in" svg:height="6.8256in" draw:z-index="2"><draw:image xlink:href="Pictures/100000000000041700000408051B1DEB.png" xlink:type="simple" xlink:show="embed" xlink:actuate="onLoad" draw:mime-type="image/png"/></draw:frame></text:p>
      <text:p text:style-name="P1"><draw:frame draw:style-name="fr1" draw:name="Image4" text:anchor-type="char" svg:width="6.9252in" svg:height="6.8256in" draw:z-index="3"><draw:image xlink:href="Pictures/10000000000004170000040804091D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6:10:25.935385491</meta:creation-date>
    <dc:date>2024-03-14T16:16:56.769087812</dc:date>
    <meta:editing-duration>PT6M32S</meta:editing-duration>
    <meta:editing-cycles>2</meta:editing-cycles>
    <meta:generator>LibreOffice/24.2.1.2$Linux_X86_64 LibreOffice_project/420$Build-2</meta:generator>
    <meta:document-statistic meta:table-count="0" meta:image-count="4" meta:object-count="0" meta:page-count="4" meta:paragraph-count="1" meta:word-count="0" meta:character-count="1" meta:non-whitespace-character-count="0"/>
  </office:meta>
</office:document-meta>
</file>